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028in"/>
    </style:style>
    <style:style style:name="Table1.B" style:family="table-column">
      <style:table-column-properties style:column-width="3.5597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7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8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19" style:family="paragraph" style:parent-style-name="Table_20_Contents">
      <style:text-properties fo:font-size="10pt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1" style:family="paragraph" style:parent-style-name="Table_20_Contents">
      <style:text-properties fo:font-size="10pt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3" style:family="paragraph" style:parent-style-name="Table_20_Contents">
      <style:text-properties fo:font-size="10pt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5" style:family="paragraph" style:parent-style-name="Table_20_Contents">
      <style:text-properties fo:font-size="10pt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0" style:family="paragraph" style:parent-style-name="Table_20_Contents">
      <style:text-properties fo:font-size="10pt" officeooo:rsid="002200f0" style:font-size-asian="10pt" style:font-size-complex="10pt"/>
    </style:style>
    <style:style style:name="P31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2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33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34" style:family="paragraph" style:parent-style-name="Standard">
      <style:text-properties officeooo:rsid="00105e82" officeooo:paragraph-rsid="00105e82"/>
    </style:style>
    <style:style style:name="P35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36" style:family="paragraph" style:parent-style-name="Table_20_Contents">
      <style:text-properties fo:font-size="10pt" officeooo:paragraph-rsid="001b2cfe" style:font-size-asian="10pt" style:font-size-complex="10pt"/>
    </style:style>
    <style:style style:name="P37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officeooo:rsid="0023fdbb" fo:background-color="#ffff00" loext:char-shading-value="0"/>
    </style:style>
    <style:style style:name="T9" style:family="text">
      <style:text-properties officeooo:rsid="0023fdbb" fo:background-color="#ffff0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11471"/>
    </style:style>
    <style:style style:name="T12" style:family="text">
      <style:text-properties officeooo:rsid="001156eb"/>
    </style:style>
    <style:style style:name="T13" style:family="text">
      <style:text-properties officeooo:rsid="0012703f"/>
    </style:style>
    <style:style style:name="T14" style:family="text">
      <style:text-properties officeooo:rsid="0014e0ce"/>
    </style:style>
    <style:style style:name="T15" style:family="text">
      <style:text-properties officeooo:rsid="00149b59"/>
    </style:style>
    <style:style style:name="T16" style:family="text">
      <style:text-properties officeooo:rsid="0015cdf6"/>
    </style:style>
    <style:style style:name="T17" style:family="text">
      <style:text-properties officeooo:rsid="00172f20"/>
    </style:style>
    <style:style style:name="T18" style:family="text">
      <style:text-properties officeooo:rsid="0018157d"/>
    </style:style>
    <style:style style:name="T19" style:family="text">
      <style:text-properties officeooo:rsid="001b2cfe"/>
    </style:style>
    <style:style style:name="T20" style:family="text">
      <style:text-properties officeooo:rsid="001e3cf0"/>
    </style:style>
    <style:style style:name="T21" style:family="text">
      <style:text-properties officeooo:rsid="002200f0"/>
    </style:style>
    <style:style style:name="T22" style:family="text">
      <style:text-properties officeooo:rsid="0023fdbb"/>
    </style:style>
    <style:style style:name="T23" style:family="text">
      <style:text-properties officeooo:rsid="0023fdbb" fo:background-color="#77bc65" loext:char-shading-value="0"/>
    </style:style>
    <style:style style:name="T24" style:family="text">
      <style:text-properties officeooo:rsid="001b2cfe" fo:background-color="#77bc65" loext:char-shading-value="0"/>
    </style:style>
    <style:style style:name="T25" style:family="text">
      <style:text-properties officeooo:rsid="001b2cfe" fo:background-color="#77bc65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83826289392"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 table:style-name="TableLine94183826535808"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183826537616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183826538416"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183826539264"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183826540064"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183826541088"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183826541888"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10">(da ora configuro bene </text:span><text:span text:style-name="T2">batchsize</text:span><text:span text:style-name="T10">)</text:span></text:p>
          </table:table-cell>
          <table:table-cell table:style-name="Table1.C2" office:value-type="string">
            <text:p text:style-name="P26">Mostro</text:p>
          </table:table-cell>
        </table:table-row>
        <table:table-row table:style-name="TableLine94183826542688"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11">adam: </text:span><text:span text:style-name="T4">epsilon = 0.01</text:span><text:span text:style-name="T11"> <text:s/>(vedo </text:span><text:span text:style-name="T4">loss non sale</text:span><text:span text:style-name="T11">)</text:span></text:p>
          </table:table-cell>
          <table:table-cell table:style-name="Table1.C2" office:value-type="string">
            <text:p text:style-name="P28">Mostro</text:p>
          </table:table-cell>
        </table:table-row>
        <table:table-row table:style-name="TableLine94183826543488">
          <table:table-cell table:style-name="Table1.A2" office:value-type="string">
            <text:p text:style-name="P6">14-<text:span text:style-name="T12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11"> al variare momento</text:span></text:p>
          </table:table-cell>
          <table:table-cell table:style-name="Table1.C2" office:value-type="string">
            <text:p text:style-name="P27">Non mostro?</text:p>
          </table:table-cell>
        </table:table-row>
        <table:table-row table:style-name="TableLine94183826544288"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11"> al variare momento</text:span></text:p>
          </table:table-cell>
          <table:table-cell table:style-name="Table1.C2" office:value-type="string">
            <text:p text:style-name="P27">Mostro quelli ok</text:p>
          </table:table-cell>
        </table:table-row>
        <table:table-row table:style-name="TableLine94183826545088">
          <table:table-cell table:style-name="Table1.A2" office:value-type="string">
            <text:p text:style-name="P7">2<text:span text:style-name="T13">1</text:span>-23</text:p>
          </table:table-cell>
          <table:table-cell table:style-name="Table1.A2" office:value-type="string">
            <text:p text:style-name="P8"><text:span text:style-name="T12">TrainTestVal fatto bene (Instance differenziato in zone) </text:span><text:span text:style-name="T5">ADAM</text:span><text:span text:style-name="T11"> al variare </text:span><text:span text:style-name="T12">epsilon</text:span></text:p>
          </table:table-cell>
          <table:table-cell table:style-name="Table1.C2" office:value-type="string">
            <text:p text:style-name="P29">Mostro quelli ok</text:p>
          </table:table-cell>
        </table:table-row>
        <table:table-row table:style-name="TableLine94183826545888"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7">Mostro che non varia molto</text:p>
          </table:table-cell>
        </table:table-row>
        <table:table-row table:style-name="TableLine94183826546688">
          <table:table-cell table:style-name="Table1.A2" office:value-type="string">
            <text:p text:style-name="P32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31">(scelgo questa come migliore?)</text:p>
          </table:table-cell>
        </table:table-row>
        <table:table-row table:style-name="TableLine94183826547568">
          <table:table-cell table:style-name="Table1.A2" office:value-type="string">
            <text:p text:style-name="P32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0">(scelgo questa come migliore?)</text:p>
          </table:table-cell>
        </table:table-row>
        <table:table-row table:style-name="TableLine94183826548528">
          <table:table-cell table:style-name="Table1.A2" office:value-type="string">
            <text:p text:style-name="P16">29</text:p>
          </table:table-cell>
          <table:table-cell table:style-name="Table1.A2" office:value-type="string">
            <text:p text:style-name="P1"><text:span text:style-name="T15">SGD mom = 0.75 </text:span><text:span text:style-name="T14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 table:style-name="TableLine94183826549488">
          <table:table-cell table:style-name="Table1.A2" office:value-type="string">
            <text:p text:style-name="P12"><text:span text:style-name="T14">30</text:span> </text:p>
          </table:table-cell>
          <table:table-cell table:style-name="Table1.A2" office:value-type="string">
            <text:p text:style-name="P13">Adam, eps=0.001 <text:span text:style-name="T14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 table:style-name="TableLine94183826550448">
          <table:table-cell table:style-name="Table1.A2" office:value-type="string">
            <text:p text:style-name="P17">31-34</text:p>
          </table:table-cell>
          <table:table-cell table:style-name="Table1.A2" office:value-type="string">
            <text:p text:style-name="P14">Adam, eps=0.001 <text:span text:style-name="T16">al variare del primo kern_siz (confronto robustezza timeshift)</text:span></text:p>
          </table:table-cell>
          <table:table-cell table:style-name="Table1.C2" office:value-type="string">
            <text:p text:style-name="P27">Faccio notare che non dipende da kernsize</text:p>
          </table:table-cell>
        </table:table-row>
        <table:table-row table:style-name="TableLine94183826551408">
          <table:table-cell table:style-name="Table1.A2" office:value-type="string">
            <text:p text:style-name="P18">35-38</text:p>
          </table:table-cell>
          <table:table-cell table:style-name="Table1.A2" office:value-type="string">
            <text:p text:style-name="P19"><text:span text:style-name="T15">Adam, eps=0.001 </text:span><text:span text:style-name="T16">al variare del </text:span><text:span text:style-name="T17">1°,2°,4°</text:span><text:span text:style-name="T16"> kern_siz (confronto robustezza timeshift)</text:span></text:p>
          </table:table-cell>
          <table:table-cell table:style-name="Table1.C2" office:value-type="string">
            <text:p text:style-name="P19"/>
          </table:table-cell>
        </table:table-row>
        <table:table-row table:style-name="TableLine94183826552368">
          <table:table-cell table:style-name="Table1.A2" office:value-type="string">
            <text:p text:style-name="P20">39</text:p>
          </table:table-cell>
          <table:table-cell table:style-name="Table1.A2" office:value-type="string">
            <text:p text:style-name="P21"><text:span text:style-name="T15">Adam, eps=0.001 <text:s/></text:span><text:span text:style-name="T18">e </text:span><text:span text:style-name="T6">agumentation</text:span><text:span text:style-name="T18"> con timeshift</text:span></text:p>
          </table:table-cell>
          <table:table-cell table:style-name="Table1.C2" office:value-type="string">
            <text:p text:style-name="P21"/>
          </table:table-cell>
        </table:table-row>
        <table:table-row table:style-name="TableLine94183826553328">
          <table:table-cell table:style-name="Table1.A2" office:value-type="string">
            <text:p text:style-name="P22">40</text:p>
          </table:table-cell>
          <table:table-cell table:style-name="Table1.A2" office:value-type="string">
            <text:p text:style-name="P23"><text:s/><text:span text:style-name="T25">RETE_1</text:span><text:span text:style-name="T19"> </text:span><text:span text:style-name="T15">Adam, eps=0.001 <text:s/></text:span><text:span text:style-name="T18">e </text:span><text:span text:style-name="T6">agumentation</text:span><text:span text:style-name="T18"> con timeshift</text:span></text:p>
          </table:table-cell>
          <table:table-cell table:style-name="Table1.C2" office:value-type="string">
            <text:p text:style-name="P27">Noto rete 2 meglio</text:p>
          </table:table-cell>
        </table:table-row>
        <table:table-row table:style-name="TableLine94183826554288">
          <table:table-cell table:style-name="Table1.A2" office:value-type="string">
            <text:p text:style-name="P24">41</text:p>
          </table:table-cell>
          <table:table-cell table:style-name="Table1.A2" office:value-type="string">
            <text:p text:style-name="P25">SDG mom=0.75 early TUTTO INSTANCE <text:span text:style-name="T20">(</text:span><text:span text:style-name="T2">no </text:span><text:span text:style-name="T7">pulizoa</text:span><text:span text:style-name="T2"> som</text:span><text:span text:style-name="T7">) </text:span>confronto con <text:span text:style-name="T20">28</text:span></text:p>
          </table:table-cell>
          <table:table-cell table:style-name="Table1.C2" office:value-type="string">
            <text:p text:style-name="P27">Noto con pulizia meglio</text:p>
          </table:table-cell>
        </table:table-row>
        <table:table-row table:style-name="TableLine94183826555248">
          <table:table-cell table:style-name="Table1.A2" office:value-type="string">
            <text:p text:style-name="P24">42</text:p>
          </table:table-cell>
          <table:table-cell table:style-name="Table1.A2" office:value-type="string">
            <text:p text:style-name="P25"><text:span text:style-name="T20">ADAM eps=0.001</text:span> early TUTTO INSTANCE <text:span text:style-name="T20">(</text:span><text:span text:style-name="T2">no </text:span><text:span text:style-name="T7">pulizoa</text:span><text:span text:style-name="T2"> som</text:span><text:span text:style-name="T7">) </text:span>confronto con <text:span text:style-name="T20">27</text:span></text:p>
          </table:table-cell>
          <table:table-cell table:style-name="Table1.C2" office:value-type="string">
            <text:p text:style-name="P23"/>
          </table:table-cell>
        </table:table-row>
        <table:table-row table:style-name="TableLine94183826556208">
          <table:table-cell table:style-name="Table1.A2" office:value-type="string">
            <text:p text:style-name="P33">43</text:p>
          </table:table-cell>
          <table:table-cell table:style-name="Table1.A2" office:value-type="string">
            <text:p text:style-name="P15">Adam, eps=0.001 early stop</text:p>
          </table:table-cell>
          <table:table-cell table:style-name="Table1.C2" office:value-type="string">
            <text:p text:style-name="P23"><text:s/><text:span text:style-name="T21">(scelgo questa come migliore?)</text:span></text:p>
          </table:table-cell>
        </table:table-row>
        <table:table-row table:style-name="TableLine94183826556208">
          <table:table-cell table:style-name="Table1.A2" office:value-type="string">
            <text:p text:style-name="P37">44</text:p>
          </table:table-cell>
          <table:table-cell table:style-name="Table1.A2" office:value-type="string">
            <text:p text:style-name="P35">Adam, eps=0.001 early stop <text:span text:style-name="T23">RETE_1</text:span></text:p>
          </table:table-cell>
          <table:table-cell table:style-name="Table1.C2" office:value-type="string">
            <text:p text:style-name="P23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1-17T09:46:40.748890739</dc:date>
    <meta:editing-duration>PT8H55M1S</meta:editing-duration>
    <meta:editing-cycles>15</meta:editing-cycles>
    <meta:generator>LibreOffice/6.4.7.2$Linux_X86_64 LibreOffice_project/40$Build-2</meta:generator>
    <meta:document-statistic meta:table-count="1" meta:image-count="0" meta:object-count="0" meta:page-count="1" meta:paragraph-count="68" meta:word-count="262" meta:character-count="1629" meta:non-whitespace-character-count="1426"/>
  </office:meta>
</office:document-meta>
</file>